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CC000000B6E82F7A6F.png" manifest:media-type="image/png"/>
  <manifest:file-entry manifest:full-path="Pictures/10000201000000CC000000B65FB7CAF0.png" manifest:media-type="image/png"/>
  <manifest:file-entry manifest:full-path="Pictures/10000000000004F6000002F33E4EFF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28cm"/>
    </style:style>
    <style:style style:name="gr5" style:family="graphic" style:parent-style-name="objectwithoutfill">
      <style:graphic-properties svg:stroke-width="0.152cm" svg:stroke-color="#008000" draw:marker-start-width="0.432cm" draw:marker-end="Arrow" draw:marker-end-width="0.533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008000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ae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42cm" svg:x="1cm" svg:y="3.233cm">
          <draw:image xlink:href="Pictures/10000000000004F6000002F33E4EFF51.png" xlink:type="simple" xlink:show="embed" xlink:actuate="onLoad">
            <text:p/>
          </draw:image>
        </draw:frame>
        <draw:frame draw:style-name="gr2" draw:text-style-name="P2" draw:layer="layout" svg:width="1.632cm" svg:height="1.199cm" svg:x="22.041cm" svg:y="14.418cm">
          <draw:text-box>
            <text:p><text:span text:style-name="T1">SN8</text:span></text:p>
            <text:p><text:span text:style-name="T1">Cama</text:span></text:p>
          </draw:text-box>
        </draw:frame>
        <draw:frame draw:style-name="gr1" draw:text-style-name="P1" draw:layer="layout" svg:width="0.762cm" svg:height="0.749cm" svg:x="4.487cm" svg:y="5.572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328cm" svg:height="0.725cm" svg:x="4.175cm" svg:y="6.334cm">
          <draw:text-box>
            <text:p><text:span text:style-name="T1">SN1</text:span></text:p>
          </draw:text-box>
        </draw:frame>
        <draw:frame draw:style-name="gr1" draw:text-style-name="P1" draw:layer="layout" svg:width="0.762cm" svg:height="0.749cm" svg:x="4.683cm" svg:y="15.22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328cm" svg:height="0.725cm" svg:x="4.302cm" svg:y="15.942cm">
          <draw:text-box>
            <text:p><text:span text:style-name="T1">SN3</text:span></text:p>
          </draw:text-box>
        </draw:frame>
        <draw:frame draw:style-name="gr1" draw:text-style-name="P1" draw:layer="layout" svg:width="0.762cm" svg:height="0.749cm" svg:x="9.763cm" svg:y="15.351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328cm" svg:height="0.725cm" svg:x="9.382cm" svg:y="16.069cm">
          <draw:text-box>
            <text:p><text:span text:style-name="T1">SN5</text:span></text:p>
          </draw:text-box>
        </draw:frame>
        <draw:frame draw:style-name="gr2" draw:text-style-name="P2" draw:layer="layout" svg:width="1.328cm" svg:height="0.725cm" svg:x="4.302cm" svg:y="10.689cm">
          <draw:text-box>
            <text:p><text:span text:style-name="T1">SN2</text:span></text:p>
          </draw:text-box>
        </draw:frame>
        <draw:frame draw:style-name="gr1" draw:text-style-name="P1" draw:layer="layout" svg:width="0.762cm" svg:height="0.749cm" svg:x="4.684cm" svg:y="9.971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328cm" svg:height="0.725cm" svg:x="14.589cm" svg:y="14.626cm">
          <draw:text-box>
            <text:p><text:span text:style-name="T1">SN7</text:span></text:p>
          </draw:text-box>
        </draw:frame>
        <draw:frame draw:style-name="gr1" draw:text-style-name="P1" draw:layer="layout" svg:width="0.762cm" svg:height="0.749cm" svg:x="14.971cm" svg:y="13.908cm">
          <draw:image xlink:href="Pictures/10000201000000CC000000B65FB7CAF0.png" xlink:type="simple" xlink:show="embed" xlink:actuate="onLoad">
            <text:p/>
          </draw:image>
        </draw:frame>
        <draw:frame draw:style-name="gr1" draw:text-style-name="P1" draw:layer="layout" svg:width="0.762cm" svg:height="0.749cm" svg:x="22.423cm" svg:y="13.7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632cm" svg:height="1.199cm" svg:x="24.114cm" svg:y="7.052cm">
          <draw:text-box>
            <text:p><text:span text:style-name="T1">SN9 </text:span></text:p>
            <text:p><text:span text:style-name="T1">Cama</text:span></text:p>
          </draw:text-box>
        </draw:frame>
        <draw:frame draw:style-name="gr1" draw:text-style-name="P1" draw:layer="layout" svg:width="0.762cm" svg:height="0.749cm" svg:x="24.496cm" svg:y="6.33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565cm" svg:height="0.725cm" svg:x="18.78cm" svg:y="5.863cm">
          <draw:text-box>
            <text:p><text:span text:style-name="T1">SN10</text:span></text:p>
          </draw:text-box>
        </draw:frame>
        <draw:frame draw:style-name="gr1" draw:text-style-name="P1" draw:layer="layout" svg:width="0.762cm" svg:height="0.749cm" svg:x="19.162cm" svg:y="5.145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565cm" svg:height="0.725cm" svg:x="15.674cm" svg:y="5.782cm">
          <draw:text-box>
            <text:p><text:span text:style-name="T1">SN11</text:span></text:p>
          </draw:text-box>
        </draw:frame>
        <draw:frame draw:style-name="gr1" draw:text-style-name="P1" draw:layer="layout" svg:width="0.762cm" svg:height="0.749cm" svg:x="16.056cm" svg:y="5.06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2" draw:layer="layout" svg:width="1.328cm" svg:height="0.725cm" svg:x="9.312cm" svg:y="10.862cm">
          <draw:text-box>
            <text:p><text:span text:style-name="T1">SN4</text:span></text:p>
          </draw:text-box>
        </draw:frame>
        <draw:frame draw:style-name="gr1" draw:text-style-name="P1" draw:layer="layout" svg:width="0.762cm" svg:height="0.749cm" svg:x="9.694cm" svg:y="10.144cm">
          <draw:image xlink:href="Pictures/10000201000000CC000000B65FB7CAF0.png" xlink:type="simple" xlink:show="embed" xlink:actuate="onLoad">
            <text:p/>
          </draw:image>
        </draw:frame>
        <draw:frame draw:style-name="gr3" draw:text-style-name="P1" draw:layer="layout" svg:width="1.524cm" svg:height="0.957cm" svg:x="7.223cm" svg:y="13.881cm">
          <draw:image xlink:href="Pictures/10000201000000CC000000B6E82F7A6F.png" xlink:type="simple" xlink:show="embed" xlink:actuate="onLoad">
            <text:p text:style-name="P1"/>
            <text:p text:style-name="P1"/>
            <text:p text:style-name="P1"/>
            <text:p><text:span text:style-name="T2">M</text:span><text:span text:style-name="T2">N</text:span></text:p>
          </draw:image>
        </draw:frame>
        <draw:frame draw:style-name="gr2" draw:text-style-name="P2" draw:layer="layout" svg:width="1.328cm" svg:height="0.725cm" svg:x="15.732cm" svg:y="9.973cm">
          <draw:text-box>
            <text:p><text:span text:style-name="T1">SN6</text:span></text:p>
          </draw:text-box>
        </draw:frame>
        <draw:frame draw:style-name="gr1" draw:text-style-name="P1" draw:layer="layout" svg:width="0.762cm" svg:height="0.749cm" svg:x="16.114cm" svg:y="9.255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3" draw:layer="layout" svg:width="1.395cm" svg:height="0.725cm" svg:x="2.272cm" svg:y="11.033cm">
          <draw:text-box>
            <text:p><text:span text:style-name="T3">BSN</text:span></text:p>
          </draw:text-box>
        </draw:frame>
        <draw:frame draw:style-name="gr1" draw:text-style-name="P1" draw:layer="layout" svg:width="0.762cm" svg:height="0.749cm" svg:x="9.001cm" svg:y="3.68cm">
          <draw:image xlink:href="Pictures/10000201000000CC000000B65FB7CAF0.png" xlink:type="simple" xlink:show="embed" xlink:actuate="onLoad">
            <text:p/>
          </draw:image>
        </draw:frame>
        <draw:frame draw:style-name="gr4" draw:text-style-name="P4" draw:layer="layout" svg:width="2.471cm" svg:height="0.645cm" svg:x="8.366cm" svg:y="4.419cm">
          <draw:text-box>
            <text:p text:style-name="P1"><text:span text:style-name="T4">SN13 Fogão</text:span></text:p>
          </draw:text-box>
        </draw:frame>
        <draw:frame draw:style-name="gr1" draw:text-style-name="P1" draw:layer="layout" svg:width="0.762cm" svg:height="0.749cm" svg:x="9.001cm" svg:y="5.064cm">
          <draw:image xlink:href="Pictures/10000201000000CC000000B65FB7CAF0.png" xlink:type="simple" xlink:show="embed" xlink:actuate="onLoad">
            <text:p/>
          </draw:image>
        </draw:frame>
        <draw:frame draw:style-name="gr4" draw:text-style-name="P4" draw:layer="layout" svg:width="2.123cm" svg:height="0.645cm" svg:x="8.366cm" svg:y="5.803cm">
          <draw:text-box>
            <text:p text:style-name="P1"><text:span text:style-name="T4">SN12 Gás</text:span></text:p>
          </draw:text-box>
        </draw:frame>
        <draw:line draw:style-name="gr5" draw:text-style-name="P1" draw:layer="layout" svg:x1="1.508cm" svg:y1="4.556cm" svg:x2="25.765cm" svg:y2="4.556cm">
          <text:p/>
        </draw:line>
        <draw:line draw:style-name="gr5" draw:text-style-name="P1" draw:layer="layout" svg:x1="1.889cm" svg:y1="11.541cm" svg:x2="25.765cm" svg:y2="11.568cm">
          <text:p/>
        </draw:line>
        <draw:line draw:style-name="gr5" draw:text-style-name="P1" draw:layer="layout" svg:x1="25.384cm" svg:y1="7.812cm" svg:x2="1.635cm" svg:y2="7.812cm">
          <text:p/>
        </draw:line>
        <draw:line draw:style-name="gr5" draw:text-style-name="P1" draw:layer="layout" svg:x1="25.638cm" svg:y1="14.997cm" svg:x2="1.889cm" svg:y2="14.997cm">
          <text:p/>
        </draw:line>
        <draw:line draw:style-name="gr5" draw:text-style-name="P1" draw:layer="layout" svg:x1="2.016cm" svg:y1="17.891cm" svg:x2="25.892cm" svg:y2="17.891cm">
          <text:p/>
        </draw:line>
        <draw:line draw:style-name="gr6" draw:text-style-name="P1" draw:layer="layout" svg:x1="25.384cm" svg:y1="4.937cm" svg:x2="25.384cm" svg:y2="7.477cm">
          <text:p/>
        </draw:line>
        <draw:line draw:style-name="gr6" draw:text-style-name="P1" draw:layer="layout" svg:x1="2.016cm" svg:y1="8.493cm" svg:x2="2.016cm" svg:y2="11.033cm">
          <text:p/>
        </draw:line>
        <draw:line draw:style-name="gr6" draw:text-style-name="P1" draw:layer="layout" svg:x1="25.257cm" svg:y1="12.049cm" svg:x2="25.257cm" svg:y2="14.589cm">
          <text:p/>
        </draw:line>
        <draw:line draw:style-name="gr6" draw:text-style-name="P1" draw:layer="layout" svg:x1="2.016cm" svg:y1="15.224cm" svg:x2="2.016cm" svg:y2="17.764cm">
          <text:p/>
        </draw:line>
        <draw:custom-shape draw:style-name="gr7" draw:text-style-name="P1" draw:layer="layout" svg:width="1.016cm" svg:height="0.508cm" svg:x="5.953cm" svg:y="14.0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8T17:19:19</meta:creation-date>
    <dc:date>2012-10-30T02:18:47</dc:date>
    <dc:creator>mnobrega </dc:creator>
    <meta:editing-duration>PT41M54S</meta:editing-duration>
    <meta:editing-cycles>7</meta:editing-cycles>
    <meta:generator>LibreOffice/3.5$Linux_X86_64 LibreOffice_project/350m1$Build-2</meta:generator>
    <meta:document-statistic meta:object-count="39"/>
  </office:meta>
</office:document-meta>
</file>